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main description</text:p>
      <text:p text:style-name="Standard"/>
      <text:p text:style-name="Standard">Session<text:tab/>abstract class that manages the session lifecycle with methods</text:p>
      <text:list xml:id="list8184656160190121088" text:style-name="L1">
        <text:list-item>
          <text:list>
            <text:list-item>
              <text:list>
                <text:list-item>
                  <text:p text:style-name="P1">getID()</text:p>
                </text:list-item>
                <text:list-item>
                  <text:p text:style-name="P1">isActive()</text:p>
                </text:list-item>
                <text:list-item>
                  <text:p text:style-name="P1">start()</text:p>
                </text:list-item>
                <text:list-item>
                  <text:p text:style-name="P1">end()</text:p>
                </text:list-item>
                <text:list-item>
                  <text:p text:style-name="P1">static nextUniqueID()</text:p>
                </text:list-item>
              </text:list>
            </text:list-item>
          </text:list>
        </text:list-item>
      </text:list>
      <text:p text:style-name="Standard"/>
      <text:p text:style-name="Standard">ReservationSession<text:tab/>manages the reservation session</text:p>
      <text:list xml:id="list1924608248911726391" text:style-name="L2">
        <text:list-item>
          <text:list>
            <text:list-item>
              <text:list>
                <text:list-item>
                  <text:p text:style-name="P2">createQuote()</text:p>
                </text:list-item>
                <text:list-item>
                  <text:p text:style-name="P2">getCurrentQuotes()</text:p>
                </text:list-item>
                <text:list-item>
                  <text:p text:style-name="P2">confirmQuotes()</text:p>
                </text:list-item>
                <text:list-item>
                  <text:p text:style-name="P2">getAvailableCarTypes()</text:p>
                </text:list-item>
                <text:list-item>
                  <text:p text:style-name="P2">getCheapestCarType()</text:p>
                </text:list-item>
              </text:list>
            </text:list-item>
          </text:list>
        </text:list-item>
      </text:list>
      <text:p text:style-name="Standard"/>
      <text:p text:style-name="Standard">ManagerSession manages the manager session</text:p>
      <text:list xml:id="list6628689117594923722" text:style-name="L3">
        <text:list-item>
          <text:list>
            <text:list-item>
              <text:list>
                <text:list-item>
                  <text:p text:style-name="P3">registerCompany</text:p>
                </text:list-item>
                <text:list-item>
                  <text:p text:style-name="P3">unRegisterColpany</text:p>
                </text:list-item>
                <text:list-item>
                  <text:p text:style-name="P3">getCompanies</text:p>
                </text:list-item>
                <text:list-item>
                  <text:p text:style-name="P3">getNumberOfReservationsForCarTpe()</text:p>
                </text:list-item>
                <text:list-item>
                  <text:p text:style-name="P3">getTopCustomer</text:p>
                </text:list-item>
              </text:list>
            </text:list-item>
          </text:list>
        </text:list-item>
      </text:list>
      <text:p text:style-name="Standard"/>
      <text:p text:style-name="Standard">Rental Manager top level object that is available through RMI can provide users with a session</text:p>
      <text:p text:style-name="Standard"><text:tab/><text:tab/>it holds a dictionary with CarRentalCompanies and supports the methods to</text:p>
      <text:p text:style-name="Standard"><text:tab/><text:tab/>get available time slots for cars en to confirm quotes and to return a list of</text:p>
      <text:p text:style-name="Standard"><text:tab/><text:tab/>carrentalcompany descriptions and statistics</text:p>
      <text:p text:style-name="Standard"/>
      <text:p text:style-name="Standard">CarRentalCompany Same as last time except that it is no longer remotely available as this is not</text:p>
      <text:p text:style-name="Standard"><text:tab/><text:tab/>necessary for the design</text:p>
      <text:p text:style-name="Standard"/>
      <text:p text:style-name="Standard">CarRentalCompanyDescription The name in stringtype and a list of strings that represent the</text:p>
      <text:p text:style-name="Standard"><text:tab/><text:tab/>different available car types for this company. This class is serializable as it is</text:p>
      <text:p text:style-name="Standard"><text:tab/><text:tab/>used as return value</text:p>
      <text:p text:style-name="Standard"/>
      <text:p text:style-name="Standard">ReservationConstraint as last time, still serializable as it is used as argument for multilple functions</text:p>
      <text:p text:style-name="Standard"/>
      <text:p text:style-name="Standard">ReservationException</text:p>
      <text:p text:style-name="Standard"/>
      <text:p text:style-name="Standard">Quote<text:tab/>same as last time as last time, still serializable as this is used as return arg</text:p>
      <text:p text:style-name="Standard"/>
      <text:p text:style-name="Standard">CarType<text:tab/>only lives on the server, the communication is done with strings</text:p>
      <text:p text:style-name="Standard"/>
      <text:p text:style-name="Standard">Car<text:tab/><text:tab/>only lives on the server, the client does not care about individual cars</text:p>
      <text:p text:style-name="Standard"/>
      <text:p text:style-name="Standard">Reservation<text:tab/>only lives on the server...</text:p>
      <text:p text:style-name="Standard"/>
      <text:p text:style-name="Standard"/>
      <text:p text:style-name="Standard"/>
      <text:p text:style-name="Standard"/>
      <text:p text:style-name="Standard"/>
      <text:p text:style-name="P4"><text:soft-page-break/>Design decisions</text:p>
      <text:p text:style-name="P4"><text:span text:style-name="T1"/></text:p>
      <text:p text:style-name="P4"><text:span text:style-name="T1">1. Session life cycle management</text:span></text:p>
      <text:p text:style-name="P4"><text:span text:style-name="T1"/></text:p>
      <text:p text:style-name="P4"><text:span text:style-name="T1">Session life cycle is managed by the abstract base class session, the functionality is provided by subclasses, the remote RentalManager provides the client with a session that has an unique ID and is running</text:span></text:p>
      <text:p text:style-name="P4"><text:span text:style-name="T1">&lt;not sure if this is the right way to go as manager sessions dont need to be stateful....&gt;</text:span></text:p>
      <text:p text:style-name="P4"><text:span text:style-name="T1"/></text:p>
      <text:p text:style-name="P4"><text:span text:style-name="T1">2. name service</text:span></text:p>
      <text:p text:style-name="P4"><text:span text:style-name="T1"/></text:p>
      <text:p text:style-name="P4"><text:span text:style-name="T1">The naming service for CarRentalCompanies is done by the RentalManager with the use of a dictionary. Each CRC is identifyable through a string and can be accessed that way by the RM</text:span></text:p>
      <text:p text:style-name="P4"><text:span text:style-name="T1"/></text:p>
      <text:p text:style-name="P4"><text:span text:style-name="T1">3. Synchronisation</text:span></text:p>
      <text:p text:style-name="P4"/>
      <text:p text:style-name="P4"><text:span text:style-name="T1">Where is syncing needed?</text:span></text:p>
      <text:list xml:id="list2547763701847859024" text:style-name="L4">
        <text:list-item>
          <text:p text:style-name="P5"><text:span text:style-name="T1">at the confirmquotes section</text:span></text:p>
        </text:list-item>
        <text:list-item>
          <text:p text:style-name="P5"><text:span text:style-name="T1">at start up of sesions</text:span></text:p>
        </text:list-item>
      </text:list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angens</meta:initial-creator>
    <meta:creation-date>2014-10-22T20:06:40</meta:creation-date>
    <meta:document-statistic meta:table-count="0" meta:image-count="0" meta:object-count="0" meta:page-count="2" meta:paragraph-count="44" meta:word-count="328" meta:character-count="2073"/>
    <dc:date>2014-10-22T20:22:04</dc:date>
    <dc:creator>Jonathan Langens</dc:creator>
    <meta:editing-duration>PT7S</meta:editing-duration>
    <meta:editing-cycles>1</meta:editing-cycles>
    <meta:generator>OpenOffice/4.0.0$Unix OpenOffice.org_project/400m3$Build-9702</meta:generator>
  </office:meta>
</office:document-meta>
</file>